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5pt" fo:font-weight="bold" officeooo:rsid="001dbcf6" officeooo:paragraph-rsid="001dbcf6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5pt" fo:font-weight="bold" officeooo:rsid="001ff3ef" officeooo:paragraph-rsid="001ff3ef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5pt" fo:font-weight="bold" officeooo:rsid="001ff3ef" officeooo:paragraph-rsid="00206092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5pt" fo:font-weight="normal" officeooo:rsid="001dbcf6" officeooo:paragraph-rsid="001dbcf6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5pt" fo:font-weight="normal" officeooo:rsid="001dbcf6" officeooo:paragraph-rsid="001dbcf6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5pt" fo:font-weight="normal" officeooo:rsid="001ff3ef" officeooo:paragraph-rsid="001ff3ef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5pt" fo:font-weight="normal" officeooo:rsid="001ff3ef" officeooo:paragraph-rsid="00206092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5pt" fo:font-weight="normal" officeooo:rsid="00206092" officeooo:paragraph-rsid="00206092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5pt" fo:font-weight="normal" officeooo:rsid="002062b6" officeooo:paragraph-rsid="002062b6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5pt" fo:font-style="italic" fo:font-weight="normal" officeooo:rsid="001ff3ef" officeooo:paragraph-rsid="001ff3ef" style:font-size-asian="15pt" style:font-style-asian="italic" style:font-weight-asian="normal" style:font-size-complex="15pt" style:font-style-complex="italic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" fo:font-size="15pt" fo:font-weight="normal" officeooo:rsid="00206092" officeooo:paragraph-rsid="00206092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Arial" fo:font-size="15pt" fo:font-weight="normal" officeooo:rsid="002062b6" officeooo:paragraph-rsid="002062b6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5pt" fo:font-style="italic" fo:font-weight="normal" officeooo:rsid="002062b6" officeooo:paragraph-rsid="002062b6" style:font-size-asian="15pt" style:font-style-asian="italic" style:font-weight-asian="normal" style:font-size-complex="15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5pt" fo:font-style="normal" fo:font-weight="normal" officeooo:rsid="002258c5" officeooo:paragraph-rsid="002258c5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5pt" fo:font-style="normal" fo:font-weight="normal" officeooo:rsid="0023f4c9" officeooo:paragraph-rsid="0023f4c9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6pt" fo:font-style="normal" fo:font-weight="bold" officeooo:rsid="002258c5" officeooo:paragraph-rsid="002258c5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1dbcf6"/>
    </style:style>
    <style:style style:name="T2" style:family="text">
      <style:text-properties officeooo:rsid="001ff3e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faa7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la <text:span text:style-name="T1">0</text:span>6 Domain-Driven Design (DDD)</text:p>
      <text:p text:style-name="P1"/>
      <text:p text:style-name="P3">O que significa domínio no contexto de Engenharia de software?</text:p>
      <text:p text:style-name="P6">R: No contexto dos sistemas de software, o termo “domínio” refere-se ao conjunto de conhecimentos, regras e conceitos relacionados a uma área específica de negócio ou atividade em que o software será utilizado. </text:p>
      <text:p text:style-name="P6"/>
      <text:p text:style-name="P6">Exemplo: se estivermos desenvolvendo um software para uma empresa de finanças, é necessário ter conhecimento sobre conceitos financeiros, como contabilidade, impostos, investimentos e fluxo de caixa. Se o software for para uma empresa de logística, é importante ter conhecimentos sobre rotas de transporte, tipos de veículos, armazenamento de mercadorias, etc.</text:p>
      <text:p text:style-name="P6"/>
      <text:p text:style-name="P6"/>
      <text:p text:style-name="P4">Importância do Domínio</text:p>
      <text:p text:style-name="P7">Quando iniciamos um projeto de software, devemos nos concentrar no domínio em que ele operará, pois todo o propósito do software é dar apoio a um domínio específico.</text:p>
      <text:p text:style-name="P7"/>
      <text:p text:style-name="P7">O software precisa incorporar os conceitos e elementos centrais do domínio e implementar com precisão as relações entre eles. Em outras palavras, o software tem que modelar o domínio</text:p>
      <text:p text:style-name="P6"/>
      <text:p text:style-name="P6">Aprendemos muito sobre um domínio enquanto conversamos com seus especialistas. <text:span text:style-name="T2">No caso, os especialistas são as pessoas da área que utilizaram o software : bancários, engenheiros, contadores, <text:s/>arquitetos e etc.</text:span></text:p>
      <text:p text:style-name="P6"/>
      <text:p text:style-name="P6"/>
      <text:p text:style-name="P8"><text:span text:style-name="T3">Modelo de Domínio</text:span> : é basicamente a representação abstrata de tudo que foi coletado e que será útil na construção do software. Podemos utilizar, conforme uma analogia feita anteriormente, que o “modelo de domínio” (documentado) é uma instância do modelo em si; e por modelo, entende-se os conhecimentos específicos de uma determinada área. </text:p>
      <text:p text:style-name="P8"/>
      <text:p text:style-name="P8">Aprendemos muito sobre um domínio enquanto conversamos com seus especialistas.</text:p>
      <text:p text:style-name="P8"/>
      <text:p text:style-name="P9"><text:soft-page-break/>O mundo ao nosso redor tem um <text:span text:style-name="T3">excesso</text:span> de informações para nossas cabeças lidarem. Mesmo considerando um domínio específico, seus detalhes podem exceder a capacidade da mente humana. </text:p>
      <text:p text:style-name="P5">Por isso, precisamos organizar a informação, sistematizá-la, dividi-la em pedaços menores, agrupar esses pedaços em módulos lógicos.</text:p>
      <text:p text:style-name="P8"/>
      <text:p text:style-name="P12">“O sistema bancário certamente deverá conhecer o endereço do cliente, mas não deve se preocupar com a cor dos olhos dele. Esse é um caso óbvio, mas outros exemplos podem não ser tão óbvios”.</text:p>
      <text:p text:style-name="P8"/>
      <text:p text:style-name="P10"><text:span text:style-name="T3">Representação</text:span>: Podemos representar o modelo de domínio de algumas formas.</text:p>
      <text:p text:style-name="P10"/>
      <text:list xml:id="list4090218722" text:style-name="L1">
        <text:list-item>
          <text:p text:style-name="P13">Gráficos: Diagramas, imagens, casos de uso, desenho e etc.</text:p>
        </text:list-item>
        <text:list-item>
          <text:p text:style-name="P13">Textos: sentenças que expliquem a visão de domínio.</text:p>
        </text:list-item>
        <text:list-item>
          <text:p text:style-name="P14">Linguagens especifica: expressões técnicas e termos do próprio domínio estudado.</text:p>
        </text:list-item>
      </text:list>
      <text:p text:style-name="P11"/>
      <text:p text:style-name="P15">“Para ter o modelo de um domínio, é preciso construir o conhecimento desse domínio”.</text:p>
      <text:p text:style-name="P15"/>
      <text:p text:style-name="P18">Mais sobre o DDD :</text:p>
      <text:p text:style-name="P16">O DDD é uma abordagem que pode ser <text:span text:style-name="T3">usada para auxiliar diferentes modelos de processo de desenvolvimento de software, como o modelo cascata, o Extreme Programming (XP) e o Scrum. O DDD se preocupa predominantemente com as atividades relacionadas à compreensão e modelagem do domínio do negócio em questão.</text:span> Isso inclui a identificação dos conceitos do domínio, a definição de limites de contexto, a criação de modelos conceituais e a implementação de código que reflita esses modelos. </text:p>
      <text:p text:style-name="P16"/>
      <text:p text:style-name="P17"><text:span text:style-name="T4">DDD e </text:span><text:span text:style-name="T3">Linguagem Obíqua</text:span> : Um princípio básico do DDD é construir uma linguagem que reflita o modelo, já que o modelo é o local onde o software encontra o domínio. Essa linguagem é chamada de linguagem ubíqua</text:p>
      <text:p text:style-name="P17"/>
      <text:p text:style-name="P17">Linguagem obíqua é um termo usado no contexto do Domain Driven Design (DDD) para se referir a uma linguagem compartilhada e precisa entre todos os membros de uma equipe de desenvolvimento de software e stakeholders do projeto. Essa linguagem deve ser específica ao domínio do problema sendo resolvido e permitir que as partes <text:soft-page-break/>envolvidas comuniquem-se claramente e com eficácia. A linguagem obíqua ajuda a garantir que as expectativas e requisitos do negócio sejam entendidos e implementados corretamente no software desenvolvido.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3T16:16:17.614000000</dc:date>
    <meta:editing-duration>PT23M42S</meta:editing-duration>
    <meta:editing-cycles>4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22" meta:word-count="584" meta:character-count="3754" meta:non-whitespace-character-count="3190"/>
  </office:meta>
</office:document-meta>
</file>